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ninja_level3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Game Mode: Normal, RaceToThedeat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39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9"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0:49:51.7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3:26.719000000</dc:date>
    <meta:editing-duration>PT47M17S</meta:editing-duration>
    <meta:editing-cycles>3</meta:editing-cycles>
    <meta:generator>LibreOffice/5.1.3.2$Windows_x86 LibreOffice_project/644e4637d1d8544fd9f56425bd6cec110e49301b</meta:generator>
    <meta:document-statistic meta:table-count="1" meta:cell-count="1471" meta:object-count="0"/>
  </office:meta>
</office:document-meta>
</file>